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T1" style:family="text">
      <style:text-properties fo:color="#333333" loext:opacity="100%"/>
    </style:style>
    <style:style style:name="T2" style:family="text">
      <style:text-properties fo:color="#ff6600" loext:opacity="100%"/>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 que é música? </text:h>
      <text:p text:style-name="P2"><text:span text:style-name="T1">A pergunta “</text:span><text:span text:style-name="Strong_20_Emphasis"><text:span text:style-name="T1">o que é música</text:span></text:span><text:span text:style-name="T1">” tem sido alvo de discussão há décadas.</text:span></text:p>
      <text:p text:style-name="P2"><text:span text:style-name="T1">Alguns autores defendem que </text:span><text:span text:style-name="Strong_20_Emphasis"><text:span text:style-name="T1">música</text:span></text:span><text:span text:style-name="T1"> é a combinação de sons e silêncios de uma maneira organizada. Vamos explicar com um exemplo: Um ruído de rádio emite sons, mas não de uma forma organizada, por isso não é classificado como música. Essa definição parece simples e completa, mas </text:span><text:span text:style-name="Strong_20_Emphasis"><text:span text:style-name="T1">definir música</text:span></text:span><text:span text:style-name="T1"> não é algo tão óbvio assim. Podemos classificar um alarme de carro como música? Ele emite sons e silêncios de uma maneira organizada, mas garanto que a maioria das pessoas não chamaria esse som de música.</text:span></text:p>
      <text:h text:style-name="P1" text:outline-level="2">Então, o que é música afinal?</text:h>
      <text:p text:style-name="P2"> <text:span text:style-name="T1">De uma maneira mais didática e abrangente, a música é composta por melodia, harmonia e ritmo.</text:span></text:p>
      <text:h text:style-name="P1" text:outline-level="2">Melodia</text:h>
      <text:p text:style-name="P2"><text:span text:style-name="Strong_20_Emphasis"><text:span text:style-name="T1">Melodia</text:span></text:span><text:span text:style-name="T1"> é a voz principal do som, é aquilo que pode ser cantado.</text:span></text:p>
      <text:h text:style-name="P1" text:outline-level="2">Harmonia</text:h>
      <text:p text:style-name="P2"><text:a xlink:type="simple" xlink:href="https://www.descomplicandoamusica.com/harmonia/" text:style-name="Internet_20_link" text:visited-style-name="Visited_20_Internet_20_Link"><text:span text:style-name="Strong_20_Emphasis"><text:span text:style-name="T1">Harmonia</text:span></text:span></text:a><text:span text:style-name="T1"> é uma sobreposição de</text:span><text:span text:style-name="T2"> </text:span><text:a xlink:type="simple" xlink:href="https://www.descomplicandoamusica.com/notas-musicais/" text:style-name="Internet_20_link" text:visited-style-name="Visited_20_Internet_20_Link">notas</text:a><text:span text:style-name="T1"> que servem de base para a melodia. Por exemplo, uma pessoa tocando violão e cantando está fazendo harmonia com os acordes no violão e melodia com a voz. Cada acorde é uma sobreposição de várias notas, como veremos adiante em outros tópicos. Por isso que os acordes fazem parte da harmonia.</text:span></text:p>
      <text:p text:style-name="P2"><text:span text:style-name="Emphasis"><text:span text:style-name="T1">Obs</text:span></text:span><text:span text:style-name="T1">: Vale a pena destacar que a melodia não necessariamente é composta por uma única voz; é possível também que ela tenha duas ou mais vozes, apesar de ser menos frequente essa situação. Para diferenciar melodia de harmonia nesse caso, podemos fazer uma comparação com um navio no oceano. O navio representa a harmonia e as pessoas dentro do navio representam a melodia. Tanto o navio quanto as pessoas estão se mexendo, e as pessoas se mexem dentro do navio enquanto ele trafega pelo oceano. Repare que o navio serve de base, suporte, para as pessoas. Elas têm liberdade para se movimentar apenas dentro do navio. Se uma pessoa pular para fora do navio, será desastroso. Com melodia e harmonia, é a mesma coisa.</text:span></text:p>
      <text:h text:style-name="P1" text:outline-level="2">Ritmo</text:h>
      <text:p text:style-name="P2"><text:span text:style-name="Strong_20_Emphasis"><text:span text:style-name="T1">Ritmo</text:span></text:span><text:span text:style-name="T1"> é a marcação do tempo de uma música. Assim como o relógio marca as horas, o ritmo nos diz como acompanhar a música.</text:span></text:p>
      <text:p text:style-name="P2"><text:span text:style-name="T1">Cada um desses três assuntos precisa ser tratado à parte. Um conhecimento aprofundado permite uma manipulação ilimitada de todos os recursos que a música fornece, e é isso o que faz os “sons e silêncios” ficarem tão interessantes para nosso ouvido. Aqui no </text:span><text:a xlink:type="simple" xlink:href="https://www.descomplicandoamusica.com/" text:style-name="Internet_20_link" text:visited-style-name="Visited_20_Internet_20_Link">Descomplicando a Música</text:a><text:span text:style-name="T2"> </text:span><text:span text:style-name="T1">você vai aprender como trabalhar tudo isso. Afinal, mais importante do que saber o que é música, é saber como trabalhar em cima dela. </text:span></text:p>
      <text:p text:style-name="Standard"/>
      <text:p text:style-name="Standard"/>
      <text:p text:style-name="Standard"><text:soft-page-break/></text:p>
      <text:p text:style-name="Standard"/>
      <text:h text:style-name="Heading_20_1" text:outline-level="1">O Caderno</text:h>
      <text:h text:style-name="Heading_20_2" text:outline-level="2"><text:a xlink:type="simple" xlink:href="https://www.letras.mus.br/toquinho/" text:style-name="Internet_20_link" text:visited-style-name="Visited_20_Internet_20_Link">Toquinho </text:a></text:h>
      <text:p text:style-name="Text_20_body">Sou eu que vou seguir você<text:line-break/>Do primeiro rabisco até o bê-a-bá<text:line-break/>Em todos os desenhos<text:line-break/>Coloridos vou estar<text:line-break/>A casa, a montanha, duas nuvens no céu<text:line-break/>E um sol a sorrir no papel</text:p>
      <text:p text:style-name="Text_20_body">Sou eu que vou ser seu colega<text:line-break/>Seus problemas ajudar a resolver<text:line-break/>Te acompanhar nas provas bimestrais<text:line-break/>Você vai ver<text:line-break/>Serei de você confidente fiel<text:line-break/>Se seu pranto molhar meu papel</text:p>
      <text:p text:style-name="Text_20_body">Sou eu que vou ser seu amigo<text:line-break/>Vou lhe dar abrigo<text:line-break/>Se você quiser<text:line-break/>Quando surgirem seus primeiros raios de mulher<text:line-break/>A vida se abrirá num feroz carrossel<text:line-break/>E você vai rasgar meu papel</text:p>
      <text:p text:style-name="Text_20_body">O que está escrito em mim<text:line-break/>Comigo ficará guardado<text:line-break/>Se lhe dá prazer<text:line-break/>A vida segue sempre em frente<text:line-break/>O que se há de fazer</text:p>
      <text:p text:style-name="Text_20_body">Só peço a você um favor<text:line-break/>Se puder<text:line-break/>Não me esqueça num canto qualquer</text:p>
      <text:p text:style-name="Text_20_body">Só peço a você um favor<text:line-break/>Se puder<text:line-break/>Não me esqueça num canto qualquer</text:p>
      <text:p text:style-name="Standard"/>
      <text:p text:style-name="Standard"/>
      <text:p text:style-name="Standard"/>
      <text:p text:style-name="Text_20_body">Confira os artistas que ocupam as 10 primeiras posições da listas.</text:p>
      <text:list xml:id="list637468500" text:style-name="L1">
        <text:list-item>
          <text:p text:style-name="P4"><text:span text:style-name="Strong_20_Emphasis">Aretha Franklin</text:span></text:p>
        </text:list-item>
        <text:list-item>
          <text:p text:style-name="P4"><text:span text:style-name="Strong_20_Emphasis">Whitney Houston</text:span></text:p>
        </text:list-item>
        <text:list-item>
          <text:p text:style-name="P4"><text:span text:style-name="Strong_20_Emphasis">Sam Cooke</text:span></text:p>
        </text:list-item>
        <text:list-item>
          <text:p text:style-name="P4"><text:soft-page-break/><text:span text:style-name="Strong_20_Emphasis">Billie Holiday</text:span></text:p>
        </text:list-item>
        <text:list-item>
          <text:p text:style-name="P4"><text:span text:style-name="Strong_20_Emphasis">Mariah Carey</text:span></text:p>
        </text:list-item>
        <text:list-item>
          <text:p text:style-name="P4"><text:span text:style-name="Strong_20_Emphasis">Ray Charles</text:span></text:p>
        </text:list-item>
        <text:list-item>
          <text:p text:style-name="P4"><text:span text:style-name="Strong_20_Emphasis">Stevie Wonder</text:span></text:p>
        </text:list-item>
        <text:list-item>
          <text:p text:style-name="P4"><text:span text:style-name="Strong_20_Emphasis">Beyoncé</text:span></text:p>
        </text:list-item>
        <text:list-item>
          <text:p text:style-name="P4"><text:span text:style-name="Strong_20_Emphasis">Otis Redding</text:span></text:p>
        </text:list-item>
        <text:list-item>
          <text:p text:style-name="P3"><text:span text:style-name="Strong_20_Emphasis">Al Green</text:spa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16:31:33.478270074</meta:creation-date>
    <dc:date>2023-09-12T16:42:07.680866717</dc:date>
    <meta:editing-duration>PT4S</meta:editing-duration>
    <meta:editing-cycles>1</meta:editing-cycles>
    <meta:document-statistic meta:table-count="0" meta:image-count="0" meta:object-count="0" meta:page-count="3" meta:paragraph-count="32" meta:word-count="610" meta:character-count="3342" meta:non-whitespace-character-count="2770"/>
    <meta:generator>LibreOffice/7.0.6.2$Linux_X86_64 LibreOffice_project/144abb84a525d8e30c9dbbefa69cbbf2d8d4ae3b</meta:generator>
  </office:meta>
</office:document-meta>
</file>